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 chef-server and chef-workstation packages</text:p>
      <text:p text:style-name="Standard"/>
      <text:p text:style-name="Standard">##Make the .chef directory in the users home directory</text:p>
      <text:p text:style-name="Standard">mkdir ~/.chef</text:p>
      <text:p text:style-name="Standard"/>
      <text:p text:style-name="Standard">##create user</text:p>
      <text:p text:style-name="Standard">sudo chef-server-ctl user-create ravikumar Ravi Kumar ravikumar@gratian.tech 'Kumar777#' --filename ~/.chef/ravikumar.pem</text:p>
      <text:p text:style-name="Standard"/>
      <text:p text:style-name="Standard"/>
      <text:p text:style-name="Standard">##create organization</text:p>
      <text:p text:style-name="Standard">sudo chef-server-ctl org-create gratian "Gratian Technologies" --association_user ravikumar --filename ~/.chef/gratian.pem</text:p>
      <text:p text:style-name="Standard"/>
      <text:p text:style-name="Standard">##</text:p>
      <text:p text:style-name="Standard">sudo chef-server-ctl install chef-manage</text:p>
      <text:p text:style-name="Standard">sudo chef-server-ctl reconfigure</text:p>
      <text:p text:style-name="Standard">sudo chef-manage-ctl reconfigure --accept-licen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23:12:00.580092314</meta:creation-date>
    <dc:date>2021-04-04T23:12:39.358263097</dc:date>
    <meta:editing-duration>PT39S</meta:editing-duration>
    <meta:editing-cycles>1</meta:editing-cycles>
    <meta:document-statistic meta:table-count="0" meta:image-count="0" meta:object-count="0" meta:page-count="1" meta:paragraph-count="11" meta:word-count="56" meta:character-count="516" meta:non-whitespace-character-count="475"/>
    <meta:generator>LibreOffice/7.0.3.1$Linux_X86_64 LibreOffice_project/00$Build-1</meta:generator>
  </office:meta>
</office:document-meta>
</file>